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Lock.lockInterruptib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k.is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k.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.new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.tryRelease( int releas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ync.tryAcquire( int acqui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Lock.new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k.hasQueued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k.un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.isHeldExclusive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k.tryLock( long timeout , Time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.readObject( ObjectInputStream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Lock.try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